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15.265cm" fo:margin-left="-0.199cm" style:page-number="auto" table:align="left" style:writing-mode="lr-tb"/>
    </style:style>
    <style:style style:name="Tabla1.A" style:family="table-column">
      <style:table-column-properties style:column-width="4.953cm"/>
    </style:style>
    <style:style style:name="Tabla1.B" style:family="table-column">
      <style:table-column-properties style:column-width="2.671cm"/>
    </style:style>
    <style:style style:name="Tabla1.C" style:family="table-column">
      <style:table-column-properties style:column-width="3.812cm"/>
    </style:style>
    <style:style style:name="Tabla1.D" style:family="table-column">
      <style:table-column-properties style:column-width="3.829cm"/>
    </style:style>
    <style:style style:name="Tabla1.1" style:family="table-row">
      <style:table-row-properties style:min-row-height="0.942cm" fo:keep-together="auto"/>
    </style:style>
    <style:style style:name="Tabla1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3" style:family="table-row">
      <style:table-row-properties fo:keep-together="auto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2.101cm" fo:keep-together="auto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5" style:family="table-row">
      <style:table-row-properties fo:keep-together="auto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6" style:family="table-row">
      <style:table-row-properties fo:keep-together="auto"/>
    </style:style>
    <style:style style:name="Tabla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7" style:family="table-row">
      <style:table-row-properties style:min-row-height="6.045cm" fo:keep-together="auto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8" style:family="table-row">
      <style:table-row-properties style:min-row-height="3.328cm" fo:keep-together="auto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9" style:family="table-row">
      <style:table-row-properties fo:keep-together="auto"/>
    </style:style>
    <style:style style:name="Tabla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0" style:family="table-row">
      <style:table-row-properties fo:keep-together="auto"/>
    </style:style>
    <style:style style:name="Tabla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1" style:family="table-row">
      <style:table-row-properties fo:keep-together="auto"/>
    </style:style>
    <style:style style:name="Tabla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12" style:family="table-row">
      <style:table-row-properties style:min-row-height="4.417cm" fo:keep-together="auto"/>
    </style:style>
    <style:style style:name="Tabla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1pt" fo:language="ca" fo:country="ES" style:font-size-asian="11pt" style:font-name-complex="Arial" style:font-size-complex="11pt"/>
    </style:style>
    <style:style style:name="P2" style:family="paragraph" style:parent-style-name="Standard">
      <style:paragraph-properties style:snap-to-layout-grid="false"/>
      <style:text-properties style:font-name="Arial" fo:font-size="11pt" fo:language="ca" fo:country="ES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fo:language="ca" fo:country="ES" officeooo:paragraph-rsid="000299ff" style:font-size-asian="11pt" style:font-name-complex="Arial" style:font-size-complex="11pt"/>
    </style:style>
    <style:style style:name="P4" style:family="paragraph" style:parent-style-name="Standard" style:list-style-name="L1">
      <style:paragraph-properties style:snap-to-layout-grid="false"/>
      <style:text-properties style:font-name="Arial" fo:font-size="11pt" fo:language="ca" fo:country="ES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style:font-name="Arial" fo:font-size="11pt" fo:language="ca" fo:country="ES" officeooo:rsid="000299ff" officeooo:paragraph-rsid="000299ff" style:font-size-asian="11pt" style:font-name-complex="Arial" style:font-size-complex="11pt"/>
    </style:style>
    <style:style style:name="P6" style:family="paragraph" style:parent-style-name="Standard" style:list-style-name="L1">
      <style:paragraph-properties style:snap-to-layout-grid="false"/>
      <style:text-properties style:font-name="Arial" fo:font-size="11pt" fo:language="ca" fo:country="ES" officeooo:rsid="000299ff" officeooo:paragraph-rsid="000299ff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fo:language="ca" fo:country="ES" fo:font-style="italic" style:text-underline-style="solid" style:text-underline-width="auto" style:text-underline-color="font-color" style:font-size-asian="11pt" style:font-style-asian="italic" style:font-name-complex="Arial" style:font-size-complex="11pt" style:font-style-complex="italic"/>
    </style:style>
    <style:style style:name="P8" style:family="paragraph" style:parent-style-name="Standard">
      <style:paragraph-properties style:snap-to-layout-grid="false"/>
      <style:text-properties style:font-name="Arial" fo:font-size="11pt" fo:language="ca" fo:country="ES" fo:font-style="normal" style:text-underline-style="none" style:font-size-asian="11pt" style:font-style-asian="normal" style:font-name-complex="Arial" style:font-size-complex="11pt" style:font-style-complex="normal"/>
    </style:style>
    <style:style style:name="P9" style:family="paragraph" style:parent-style-name="Standard">
      <style:text-properties style:font-name="Arial" fo:font-size="11pt" fo:language="ca" fo:country="ES" fo:font-weight="bold" style:font-size-asian="11pt" style:font-weight-asian="bold" style:font-name-complex="Arial" style:font-size-complex="11pt"/>
    </style:style>
    <style:style style:name="P10" style:family="paragraph" style:parent-style-name="Standard">
      <style:text-properties fo:language="ca" fo:country="ES"/>
    </style:style>
    <style:style style:name="T1" style:family="text">
      <style:text-properties officeooo:rsid="000299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">CASO DE USO: VEURE DETALLS DE CURS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">Versión</text:p>
          </table:table-cell>
          <table:table-cell table:style-name="Tabla1.B2" office:value-type="string">
            <text:p text:style-name="P2">1.0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11/11/2016</text:p>
          </table:table-cell>
        </table:table-row>
        <table:table-row table:style-name="Tabla1.3">
          <table:table-cell table:style-name="Tabla1.A2" office:value-type="string">
            <text:p text:style-name="P1">Autores</text:p>
          </table:table-cell>
          <table:table-cell table:style-name="Tabla1.B3" table:number-columns-spanned="3" office:value-type="string">
            <text:p text:style-name="P2">Santi Puig i Cadafalch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1">Descripción</text:p>
          </table:table-cell>
          <table:table-cell table:style-name="Tabla1.B4" table:number-columns-spanned="3" office:value-type="string">
            <text:p text:style-name="P2">Aquest cas d'us descriu com un administrador consulta la informació detallada sobre un <text:span text:style-name="T1">alumne</text:span> determinat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">Actores</text:p>
          </table:table-cell>
          <table:table-cell table:style-name="Tabla1.B5" table:number-columns-spanned="3" office:value-type="string">
            <text:p text:style-name="P2">Administrador</text:p>
          </table:table-cell>
          <table:covered-table-cell/>
          <table:covered-table-cell/>
        </table:table-row>
        <table:table-row table:style-name="Tabla1.6">
          <table:table-cell table:style-name="Tabla1.A2" office:value-type="string">
            <text:p text:style-name="P1">Precondiciones</text:p>
          </table:table-cell>
          <table:table-cell table:style-name="Tabla1.B6" table:number-columns-spanned="3" office:value-type="string">
            <text:p text:style-name="P3"><text:span text:style-name="T1">Els alumnes han registrat les seves dades, i possiblement ja s'han preinscrit a un o més cursos.</text:span></text:p>
          </table:table-cell>
          <table:covered-table-cell/>
          <table:covered-table-cell/>
        </table:table-row>
        <table:table-row table:style-name="Tabla1.7">
          <table:table-cell table:style-name="Tabla1.A2" office:value-type="string">
            <text:p text:style-name="P1">Flujo principal</text:p>
          </table:table-cell>
          <table:table-cell table:style-name="Tabla1.B7" table:number-columns-spanned="3" office:value-type="string">
            <text:list xml:id="list660615093749253271" text:style-name="L1">
              <text:list-item>
                <text:p text:style-name="P6">L'administrador escull l'opció de llistar alumnes del menú principal, o bé fa la consulta de preinscripcions per curs.</text:p>
              </text:list-item>
              <text:list-item>
                <text:p text:style-name="P6">El sistema mostra els alumnes d'acord als filtres indicats (per nom, DNI, o interval de dates de preinscripció), o alumnes preinscrits a cursos. I per cada alumne mostrat mostra la opció de veure els detalls.</text:p>
              </text:list-item>
              <text:list-item>
                <text:p text:style-name="P6">L'administrador selecciona un dels alumnes mostrats a la selecció, i prem l'opció de veure detalls.</text:p>
              </text:list-item>
              <text:list-item>
                <text:p text:style-name="P6">El sistema executa una consulta a la BD per obtenir les dades de l'alumne, així com de tots els cursos als quals s'ha preinscrit.</text:p>
              </text:list-item>
              <text:list-item>
                <text:p text:style-name="P6">El sistema mostra els detalls de l'alumne, i mostra la relació de cursos preinscrits per l'alumne.</text:p>
              </text:list-item>
              <text:list-item>
                <text:p text:style-name="P6">El sistema mostra l'opció de tornar a la vista anterior o al menú principal.</text:p>
                <text:p text:style-name="P4"/>
              </text:list-item>
            </text:list>
          </table:table-cell>
          <table:covered-table-cell/>
          <table:covered-table-cell/>
        </table:table-row>
        <table:table-row table:style-name="Tabla1.8">
          <table:table-cell table:style-name="Tabla1.A2" office:value-type="string">
            <text:p text:style-name="P1">Flujos alternativos</text:p>
          </table:table-cell>
          <table:table-cell table:style-name="Tabla1.B8" table:number-columns-spanned="3" office:value-type="string">
            <text:p text:style-name="P7">No troba dades</text:p>
            <text:p text:style-name="P7"/>
            <text:p text:style-name="P8">El sistema informa que no s'ha trobat cap <text:span text:style-name="T1">usuari que reuneixi els criteris indicats (per nom, DNI, o interval de dates de preinscripció)</text:span></text:p>
          </table:table-cell>
          <table:covered-table-cell/>
          <table:covered-table-cell/>
        </table:table-row>
        <table:table-row table:style-name="Tabla1.9">
          <table:table-cell table:style-name="Tabla1.A2" office:value-type="string">
            <text:p text:style-name="P1">Postcondiciones</text:p>
          </table:table-cell>
          <table:table-cell table:style-name="Tabla1.B9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0">
          <table:table-cell table:style-name="Tabla1.A2" office:value-type="string">
            <text:p text:style-name="P1">Requerimientos no funcionales</text:p>
          </table:table-cell>
          <table:table-cell table:style-name="Tabla1.B10" table:number-columns-spanned="3" office:value-type="string">
            <text:p text:style-name="P2">Les vistes mostrades han de ser mostrades en català.</text:p>
          </table:table-cell>
          <table:covered-table-cell/>
          <table:covered-table-cell/>
        </table:table-row>
        <table:table-row table:style-name="Tabla1.11">
          <table:table-cell table:style-name="Tabla1.A2" office:value-type="string">
            <text:p text:style-name="P1">Prioridad</text:p>
          </table:table-cell>
          <table:table-cell table:style-name="Tabla1.B1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2">
          <table:table-cell table:style-name="Tabla1.A2" office:value-type="string">
            <text:p text:style-name="P9">Comentarios</text:p>
          </table:table-cell>
          <table:table-cell table:style-name="Tabla1.B12" table:number-columns-spanned="3" office:value-type="string">
            <text:p text:style-name="P5">Cada vegada que un alumne s'inscriu a una oferta, quedarà un registre del dia i hora en que ha fet la preinscripció, de manera que un administrador podrà veure quins alumnes han vingut en una determinada data (o interval de dates), i en quins cursos s'han preinscrit.</text:p>
            <text:p text:style-name="P2"/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 D’ÚS: nom del cas</dc:title>
    <meta:initial-creator>Alumne</meta:initial-creator>
    <meta:creation-date>2010-09-06T11:54:00</meta:creation-date>
    <dc:date>2016-11-11T18:06:31.613839569</dc:date>
    <meta:editing-cycles>7</meta:editing-cycles>
    <meta:editing-duration>PT51M</meta:editing-duration>
    <meta:generator>LibreOffice/4.2.8.2$Linux_x86 LibreOffice_project/420m0$Build-2</meta:generator>
    <meta:document-statistic meta:table-count="1" meta:image-count="0" meta:object-count="0" meta:page-count="1" meta:paragraph-count="29" meta:word-count="272" meta:character-count="1640" meta:non-whitespace-character-count="1403"/>
    <meta:user-defined meta:name="Información 1"/>
    <meta:user-defined meta:name="Información 2"/>
    <meta:user-defined meta:name="Información 3"/>
    <meta:user-defined meta:name="Información 4"/>
  </office:meta>
</office:document-meta>
</file>